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9.446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bfbfb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4" table:default-cell-style-name="ce6"/>
        <table:table-column table:style-name="co1" table:number-columns-repeated="4" table:default-cell-style-name="ce3"/>
        <table:table-column table:style-name="co1" table:number-columns-repeated="1017" table:default-cell-style-name="ce6"/>
        <table:table-column table:style-name="co3" table:default-cell-style-name="ce6"/>
        <table:table-row table:style-name="ro3">
          <table:table-cell table:style-name="ce2" office:value-type="string">
            <text:p>Story ID</text:p>
          </table:table-cell>
          <table:table-cell table:style-name="ce5" office:value-type="string">
            <text:p>Title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Hours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Assigned To</text:p>
          </table:table-cell>
          <table:covered-table-cell/>
          <table:table-cell table:style-name="ce8" table:number-columns-repeated="1016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Dekstop Applica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ardware cost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ystem Siz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Input Panel Distribu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Input Panel Efficiency dat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anel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Tariff rate inpu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Input inverter efficienc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Inverter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onth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System Infrastructur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I Service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ardware cost fetching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ystem Size fetching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Efficiency loss calcula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fficiency loss data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Panel lifetime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Factoring in inverter cos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ai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Average daytime hourly power usag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Auto-fill roof area percentag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Location input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Display cumulative annual saving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Modify UI to include Sideb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Display estaimted efficiency over life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ariff rate fetching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isplay power generation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Average daylight hours for locatio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obile application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3,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ocation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rinting report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Saving report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Compare two configuration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Efficiency checking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Display panel outpu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ommercial setup calculation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4"/>
        <table:table-column table:style-name="co3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4"/>
        <table:table-column table:style-name="co3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0:Sheet1.F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 style:data-style-name="N2" text:time-value="0000-00-00T23:56: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15T23:34:36Z</meta:creation-date>
    <dc:date>2012-09-15T23:57:30</dc:date>
    <meta:editing-cycles>39</meta:editing-cycles>
    <meta:editing-duration>PT3H55M4S</meta:editing-duration>
    <meta:document-statistic meta:table-count="3" meta:cell-count="250" meta:object-count="0"/>
  </office:meta>
</office:document-meta>
</file>